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2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.6cm" svg:x="0.8cm" svg:y="5.7cm">
          <text:p text:style-name="P1"><text:span text:style-name="T1">FS5 : Être simple </text:span></text:p>
          <text:p text:style-name="P1"><text:span text:style-name="T1">d’utilisation et intuit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3.2cm" svg:x="7.3cm" svg:y="5.7cm">
          <text:p text:style-name="P1"><text:span text:style-name="T2">FT9 : Développer une interface</text:span></text:p>
          <text:p text:style-name="P1"><text:span text:style-name="T2">Web simple (graphiqu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3.2cm" svg:x="7.3cm" svg:y="10cm">
          <text:p text:style-name="P1"><text:span text:style-name="T2">FT10 : Assurer une utilisation</text:span></text:p>
          <text:p text:style-name="P1"><text:span text:style-name="T2">Rapi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5.7cm">
          <text:p text:style-name="P1"><text:span text:style-name="T2">Web Desig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10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8cm" svg:y1="7.2cm" svg:x2="7.3cm" svg:y2="7.2cm">
          <text:p/>
        </draw:line>
        <draw:line draw:style-name="gr4" draw:text-style-name="P4" draw:layer="layout" svg:x1="13.9cm" svg:y1="7.2cm" svg:x2="14.8cm" svg:y2="7.2cm">
          <text:p/>
        </draw:line>
        <draw:line draw:style-name="gr4" draw:text-style-name="P4" draw:layer="layout" svg:x1="6.5cm" svg:y1="7.2cm" svg:x2="6.5cm" svg:y2="11.7cm">
          <text:p/>
        </draw:line>
        <draw:line draw:style-name="gr4" draw:text-style-name="P4" draw:layer="layout" svg:x1="6.5cm" svg:y1="11.7cm" svg:x2="7.3cm" svg:y2="11.7cm">
          <text:p/>
        </draw:line>
        <draw:line draw:style-name="gr4" draw:text-style-name="P4" draw:layer="layout" svg:x1="13.9cm" svg:y1="11.6cm" svg:x2="14.8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8:28:30.744425403</meta:creation-date>
    <dc:date>2016-11-09T08:56:19.053190742</dc:date>
    <meta:editing-duration>PT5M16S</meta:editing-duration>
    <meta:editing-cycles>2</meta:editing-cycles>
    <meta:generator>LibreOffice/5.1.4.2$Linux_X86_64 LibreOffice_project/10m0$Build-2</meta:generator>
    <meta:document-statistic meta:object-count="10"/>
  </office:meta>
</office:document-meta>
</file>